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e7d66" officeooo:paragraph-rsid="001e7d66"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text-underline-style="none" fo:font-weight="normal" officeooo:rsid="00272fcd" officeooo:paragraph-rsid="00272fcd" style:font-weight-asian="normal" style:font-weight-complex="normal"/>
    </style:style>
    <style:style style:name="P3" style:family="paragraph" style:parent-style-name="Standard">
      <style:paragraph-properties fo:text-align="start" style:justify-single-word="false"/>
      <style:text-properties fo:font-size="14pt" style:text-underline-style="none" fo:font-weight="normal" officeooo:rsid="00205134" officeooo:paragraph-rsid="00205134"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21e924" officeooo:paragraph-rsid="0021e924"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2f9820" officeooo:paragraph-rsid="002f9820"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text-line-through-style="none" style:text-line-through-type="none" fo:font-size="14pt" style:text-underline-style="none" fo:font-weight="normal" officeooo:rsid="0023d10c" officeooo:paragraph-rsid="00251cfd"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text-line-through-style="none" style:text-line-through-type="none" fo:font-size="14pt" style:text-underline-style="none" fo:font-weight="normal" officeooo:rsid="00263b51" officeooo:paragraph-rsid="00263b51"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text-line-through-style="none" style:text-line-through-type="none" fo:font-size="14pt" style:text-underline-style="none" fo:font-weight="normal" officeooo:rsid="0029da74" officeooo:paragraph-rsid="0029da74"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text-line-through-style="none" style:text-line-through-type="none" fo:font-size="14pt" style:text-underline-style="none" fo:font-weight="normal" officeooo:rsid="00272fcd" officeooo:paragraph-rsid="00272fcd"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fo:font-weight="bold" officeooo:rsid="0023d10c" officeooo:paragraph-rsid="0023d10c"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fo:font-weight="bold" officeooo:rsid="00263b51" officeooo:paragraph-rsid="00263b51"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fo:font-weight="bold" officeooo:rsid="0029608c" officeooo:paragraph-rsid="0029608c"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fo:font-weight="bold" officeooo:rsid="0029da74" officeooo:paragraph-rsid="0029608c"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ff0000" fo:font-size="14pt" style:text-underline-style="none" fo:font-weight="normal" officeooo:rsid="0037782b" officeooo:paragraph-rsid="0037782b"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color="#ff0000" fo:font-size="14pt" style:text-underline-style="none" fo:font-weight="normal" officeooo:rsid="002bea59" officeooo:paragraph-rsid="0055e61b"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ff0000" fo:font-size="14pt" style:text-underline-style="none" fo:font-weight="normal" officeooo:rsid="00544e61" officeooo:paragraph-rsid="00544e61"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color="#ff0000" fo:font-size="14pt" style:text-underline-style="none" fo:font-weight="normal" officeooo:rsid="0072dfff" officeooo:paragraph-rsid="0072dfff"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color="#ff0000" fo:font-size="14pt" style:text-underline-style="solid" style:text-underline-width="auto" style:text-underline-color="font-color" fo:font-weight="bold" officeooo:rsid="00495197" officeooo:paragraph-rsid="0052f1da"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ff0000" fo:font-size="14pt" style:text-underline-style="solid" style:text-underline-width="auto" style:text-underline-color="font-color" fo:font-weight="bold" officeooo:rsid="002bea59" officeooo:paragraph-rsid="004a852f"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ff0000" fo:font-size="14pt" style:text-underline-style="solid" style:text-underline-width="auto" style:text-underline-color="font-color" fo:font-weight="bold" officeooo:rsid="002f9820" officeooo:paragraph-rsid="0052f1da"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3d8eb6" officeooo:paragraph-rsid="003d8eb6"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3b839c" officeooo:paragraph-rsid="003b839c"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3b839c" officeooo:paragraph-rsid="003b9888"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3b839c" officeooo:paragraph-rsid="006dfc44"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3b839c" officeooo:paragraph-rsid="00728975"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3b839c" officeooo:paragraph-rsid="00755c52"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3b839c" officeooo:paragraph-rsid="00775127"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3b839c" officeooo:paragraph-rsid="0077cd46"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45265a" officeooo:paragraph-rsid="004a852f"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45265a" officeooo:paragraph-rsid="0052f1da"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723344" officeooo:paragraph-rsid="00723344"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color="#ff0000" style:text-underline-style="none" fo:font-weight="normal" officeooo:rsid="00390e0b" officeooo:paragraph-rsid="00390e0b" style:font-weight-asian="normal" style:font-weight-complex="normal"/>
    </style:style>
    <style:style style:name="P33" style:family="paragraph" style:parent-style-name="Standard">
      <style:paragraph-properties fo:text-align="start" style:justify-single-word="false"/>
      <style:text-properties fo:color="#ff0000" style:text-underline-style="none" fo:font-weight="normal" officeooo:rsid="0067b722" officeooo:paragraph-rsid="0067b722" style:font-weight-asian="normal" style:font-weight-complex="normal"/>
    </style:style>
    <style:style style:name="P34" style:family="paragraph" style:parent-style-name="Standard">
      <style:paragraph-properties fo:text-align="start" style:justify-single-word="false"/>
      <style:text-properties fo:color="#000000" fo:font-size="14pt" style:text-underline-style="none" fo:font-weight="normal" officeooo:rsid="0033b6c1" officeooo:paragraph-rsid="0033b6c1"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color="#000000" fo:font-size="14pt" style:text-underline-style="none" fo:font-weight="normal" officeooo:rsid="0034d0f9" officeooo:paragraph-rsid="0034d0f9"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color="#000000" fo:font-size="14pt" style:text-underline-style="none" fo:font-weight="normal" officeooo:rsid="0035d180" officeooo:paragraph-rsid="0035d180"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color="#000000" fo:font-size="14pt" style:text-underline-style="none" fo:font-weight="normal" officeooo:rsid="0037782b" officeooo:paragraph-rsid="0037782b"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color="#000000" fo:font-size="14pt" style:text-underline-style="none" fo:font-weight="normal" officeooo:rsid="0037782b" officeooo:paragraph-rsid="003a2004"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color="#000000" fo:font-size="14pt" style:text-underline-style="none" fo:font-weight="normal" officeooo:rsid="00386ed5" officeooo:paragraph-rsid="00386ed5"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color="#000000" fo:font-size="14pt" style:text-underline-style="none" fo:font-weight="normal" officeooo:rsid="00386ed5" officeooo:paragraph-rsid="0063c2af"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color="#000000" fo:font-size="14pt" style:text-underline-style="none" fo:font-weight="normal" officeooo:rsid="003d8eb6" officeooo:paragraph-rsid="003d8eb6"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color="#000000" fo:font-size="14pt" style:text-underline-style="none" fo:font-weight="normal" officeooo:rsid="003d8eb6" officeooo:paragraph-rsid="003f0f64"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color="#000000" fo:font-size="14pt" style:text-underline-style="none" fo:font-weight="normal" officeooo:rsid="003d8eb6" officeooo:paragraph-rsid="0041f8f6"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34802e" officeooo:paragraph-rsid="0034802e" style:font-size-asian="14pt" style:font-weight-asian="bold" style:font-size-complex="14pt" style:font-weight-complex="bold"/>
    </style:style>
    <style:style style:name="P45"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34802e" officeooo:paragraph-rsid="0037782b" style:font-size-asian="14pt" style:font-weight-asian="bold" style:font-size-complex="14pt" style:font-weight-complex="bold"/>
    </style:style>
    <style:style style:name="P46"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386ed5" officeooo:paragraph-rsid="00386ed5" style:font-size-asian="14pt" style:font-weight-asian="bold" style:font-size-complex="14pt" style:font-weight-complex="bold"/>
    </style:style>
    <style:style style:name="P47" style:family="paragraph" style:parent-style-name="Standard">
      <style:paragraph-properties fo:text-align="start" style:justify-single-word="false"/>
      <style:text-properties fo:color="#000000" style:text-line-through-style="none" style:text-line-through-type="none" fo:font-size="14pt" style:text-underline-style="none" fo:font-weight="normal" officeooo:rsid="002bc922" officeooo:paragraph-rsid="00390e0b"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color="#000000" style:text-line-through-style="none" style:text-line-through-type="none" fo:font-size="14pt" style:text-underline-style="none" fo:font-weight="normal" officeooo:rsid="003a2004" officeooo:paragraph-rsid="003a2004"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color="#000000" style:text-line-through-style="none" style:text-line-through-type="none" fo:font-size="14pt" style:text-underline-style="none" fo:font-weight="normal" officeooo:rsid="003d8eb6" officeooo:paragraph-rsid="003d8eb6"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color="#000000" style:text-line-through-style="none" style:text-line-through-type="none" fo:font-size="14pt" style:text-underline-style="none" fo:font-weight="normal" officeooo:rsid="003d8eb6" officeooo:paragraph-rsid="0041f8f6"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color="#000000" style:text-line-through-style="none" style:text-line-through-type="none" fo:font-size="14pt" style:text-underline-style="none" fo:font-weight="normal" officeooo:rsid="0041f8f6" officeooo:paragraph-rsid="0041f8f6"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fo:color="#000000" style:text-line-through-style="none" style:text-line-through-type="none" fo:font-size="14pt" style:text-underline-style="solid" style:text-underline-width="auto" style:text-underline-color="font-color" fo:font-weight="bold" officeooo:rsid="003d8eb6" officeooo:paragraph-rsid="003d8eb6" style:font-size-asian="14pt" style:font-weight-asian="bold" style:font-size-complex="14pt" style:font-weight-complex="bold"/>
    </style:style>
    <style:style style:name="P53" style:family="paragraph" style:parent-style-name="Standard">
      <style:paragraph-properties fo:text-align="start" style:justify-single-word="false"/>
      <style:text-properties fo:color="#3333ff" fo:font-size="14pt" style:text-underline-style="none" fo:font-weight="normal" officeooo:rsid="0034d0f9" officeooo:paragraph-rsid="0034d0f9" style:font-size-asian="14pt" style:font-weight-asian="normal" style:font-size-complex="14pt" style:font-weight-complex="normal"/>
    </style:style>
    <style:style style:name="P54" style:family="paragraph" style:parent-style-name="Standard" style:list-style-name="L1">
      <style:paragraph-properties fo:text-align="start" style:justify-single-word="false"/>
      <style:text-properties fo:font-size="14pt" style:text-underline-style="none" fo:font-weight="normal" officeooo:rsid="0021e924" officeooo:paragraph-rsid="0021e924" style:font-size-asian="14pt" style:font-weight-asian="normal" style:font-size-complex="14pt" style:font-weight-complex="normal"/>
    </style:style>
    <style:style style:name="P55" style:family="paragraph" style:parent-style-name="Standard" style:list-style-name="L1">
      <style:paragraph-properties fo:text-align="start" style:justify-single-word="false"/>
      <style:text-properties fo:color="#ff0000" fo:font-size="14pt" style:text-underline-style="none" fo:font-weight="normal" officeooo:rsid="002bc922" officeooo:paragraph-rsid="004c10f3" style:font-size-asian="14pt" style:font-weight-asian="normal" style:font-size-complex="14pt" style:font-weight-complex="normal"/>
    </style:style>
    <style:style style:name="P56" style:family="paragraph" style:parent-style-name="Standard" style:list-style-name="L1">
      <style:paragraph-properties fo:text-align="start" style:justify-single-word="false"/>
      <style:text-properties fo:color="#ff0000" fo:font-size="14pt" style:text-underline-style="none" fo:font-weight="normal" officeooo:rsid="0021e924" officeooo:paragraph-rsid="004c10f3" style:font-size-asian="14pt" style:font-weight-asian="normal" style:font-size-complex="14pt" style:font-weight-complex="normal"/>
    </style:style>
    <style:style style:name="P57" style:family="paragraph" style:parent-style-name="Standard" style:list-style-name="L1">
      <style:paragraph-properties fo:text-align="start" style:justify-single-word="false"/>
      <style:text-properties fo:color="#ff0000" fo:font-size="14pt" style:text-underline-style="none" fo:font-weight="normal" officeooo:rsid="0021e924" officeooo:paragraph-rsid="0021e924" style:font-size-asian="14pt" style:font-weight-asian="normal" style:font-size-complex="14pt" style:font-weight-complex="normal"/>
    </style:style>
    <style:style style:name="P58" style:family="paragraph" style:parent-style-name="Standard" style:list-style-name="L1">
      <style:paragraph-properties fo:text-align="start" style:justify-single-word="false"/>
      <style:text-properties fo:color="#ff0000" fo:font-size="14pt" style:text-underline-style="none" fo:font-weight="normal" officeooo:rsid="0032ea25" officeooo:paragraph-rsid="0032ea25" style:font-size-asian="14pt" style:font-weight-asian="normal" style:font-size-complex="14pt" style:font-weight-complex="normal"/>
    </style:style>
    <style:style style:name="P59" style:family="paragraph" style:parent-style-name="Standard" style:list-style-name="L1">
      <style:paragraph-properties fo:text-align="start" style:justify-single-word="false"/>
      <style:text-properties fo:color="#ff0000" fo:font-size="14pt" style:text-underline-style="none" fo:font-weight="normal" officeooo:rsid="004c85e3" officeooo:paragraph-rsid="004c85e3" style:font-size-asian="14pt" style:font-weight-asian="normal" style:font-size-complex="14pt" style:font-weight-complex="normal"/>
    </style:style>
    <style:style style:name="P60" style:family="paragraph" style:parent-style-name="Standard" style:list-style-name="L1">
      <style:paragraph-properties fo:text-align="start" style:justify-single-word="false"/>
      <style:text-properties fo:color="#ff0000" fo:font-size="14pt" style:text-underline-style="none" fo:font-weight="normal" officeooo:rsid="004caffc" officeooo:paragraph-rsid="004caffc"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color="#ff0000" fo:font-size="14pt" style:text-underline-style="none" fo:font-weight="normal" officeooo:rsid="002f9820" officeooo:paragraph-rsid="0055e61b"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color="#ff0000" fo:font-size="14pt" style:text-underline-style="none" fo:font-weight="normal" officeooo:rsid="0037782b" officeooo:paragraph-rsid="0061fc51"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color="#ff0000" fo:font-size="14pt" style:text-underline-style="none" fo:font-weight="normal" officeooo:rsid="002bea59" officeooo:paragraph-rsid="004a852f" style:font-size-asian="14pt" style:font-weight-asian="normal" style:font-size-complex="14pt" style:font-weight-complex="normal"/>
    </style:style>
    <style:style style:name="P64" style:family="paragraph" style:parent-style-name="Standard" style:list-style-name="L2">
      <style:paragraph-properties fo:text-align="start" style:justify-single-word="false"/>
      <style:text-properties fo:color="#ff0000" officeooo:rsid="002f9820" officeooo:paragraph-rsid="002f9820"/>
    </style:style>
    <style:style style:name="P65" style:family="paragraph" style:parent-style-name="Standard" style:list-style-name="L2">
      <style:paragraph-properties fo:text-align="start" style:justify-single-word="false"/>
      <style:text-properties fo:color="#ff0000" style:text-line-through-style="none" style:text-line-through-type="none" fo:font-size="14pt" style:text-underline-style="none" fo:font-weight="normal" officeooo:rsid="0037782b" officeooo:paragraph-rsid="0037782b"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49a847" officeooo:paragraph-rsid="0055a424"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49a847" officeooo:paragraph-rsid="0029da74"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655f53" officeooo:paragraph-rsid="00390e0b"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68d1ad" officeooo:paragraph-rsid="0068d1ad"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ff0000" style:text-line-through-style="none" style:text-line-through-type="none" fo:font-size="14pt" style:text-underline-style="none" fo:font-weight="normal" officeooo:rsid="003b839c" officeooo:paragraph-rsid="003b839c" style:font-size-asian="14pt" style:font-weight-asian="normal" style:font-size-complex="14pt" style:font-weight-complex="normal"/>
    </style:style>
    <style:style style:name="P71" style:family="paragraph" style:parent-style-name="Standard" style:list-style-name="L2">
      <style:paragraph-properties fo:text-align="start" style:justify-single-word="false"/>
      <style:text-properties fo:color="#ff0000" style:text-line-through-style="none" style:text-line-through-type="none" fo:font-size="14pt" style:text-underline-style="none" fo:font-weight="normal" officeooo:rsid="007f47b5" officeooo:paragraph-rsid="007f47b5"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fo:font-weight="bold" officeooo:rsid="0023d10c" officeooo:paragraph-rsid="0023d10c" style:font-size-asian="14pt" style:font-weight-asian="bold" style:font-size-complex="14pt" style:font-weight-complex="bold"/>
    </style:style>
    <style:style style:name="P73" style:family="paragraph" style:parent-style-name="Standard" style:list-style-name="L2">
      <style:paragraph-properties fo:text-align="start" style:justify-single-word="false"/>
      <style:text-properties style:text-line-through-style="none" style:text-line-through-type="none" fo:font-size="14pt" style:text-underline-style="none" fo:font-weight="normal" officeooo:rsid="00251cfd" officeooo:paragraph-rsid="00251cfd" style:font-size-asian="14pt" style:font-weight-asian="normal" style:font-size-complex="14pt" style:font-weight-complex="normal"/>
    </style:style>
    <style:style style:name="P74" style:family="paragraph" style:parent-style-name="Standard" style:list-style-name="L2">
      <style:paragraph-properties fo:text-align="start" style:justify-single-word="false"/>
      <style:text-properties style:text-line-through-style="none" style:text-line-through-type="none" fo:font-size="14pt" style:text-underline-style="none" fo:font-weight="normal" officeooo:rsid="00263b51" officeooo:paragraph-rsid="00263b51" style:font-size-asian="14pt" style:font-weight-asian="normal" style:font-size-complex="14pt" style:font-weight-complex="normal"/>
    </style:style>
    <style:style style:name="P75" style:family="paragraph" style:parent-style-name="Standard" style:list-style-name="L2">
      <style:paragraph-properties fo:text-align="start" style:justify-single-word="false"/>
      <style:text-properties style:text-line-through-style="none" style:text-line-through-type="none" fo:font-size="14pt" style:text-underline-style="none" fo:font-weight="normal" officeooo:rsid="0029da74" officeooo:paragraph-rsid="0029da74" style:font-size-asian="14pt" style:font-weight-asian="normal" style:font-size-complex="14pt" style:font-weight-complex="normal"/>
    </style:style>
    <style:style style:name="P76" style:family="paragraph" style:parent-style-name="Standard" style:list-style-name="L2">
      <style:paragraph-properties fo:text-align="start" style:justify-single-word="false"/>
      <style:text-properties style:text-line-through-style="none" style:text-line-through-type="none" fo:font-size="14pt" style:text-underline-style="none" fo:font-weight="normal" officeooo:rsid="002bea59" officeooo:paragraph-rsid="002bea59" style:font-size-asian="14pt" style:font-weight-asian="normal" style:font-size-complex="14pt" style:font-weight-complex="normal"/>
    </style:style>
    <style:style style:name="P77" style:family="paragraph" style:parent-style-name="Standard" style:list-style-name="L2">
      <style:paragraph-properties fo:text-align="start" style:justify-single-word="false"/>
      <style:text-properties style:text-line-through-style="none" style:text-line-through-type="none" fo:font-size="14pt" style:text-underline-style="none" fo:font-weight="normal" officeooo:rsid="0037782b" officeooo:paragraph-rsid="0037782b" style:font-size-asian="14pt" style:font-weight-asian="normal" style:font-size-complex="14pt" style:font-weight-complex="normal"/>
    </style:style>
    <style:style style:name="P78" style:family="paragraph" style:parent-style-name="Standard" style:list-style-name="L2">
      <style:paragraph-properties fo:text-align="start" style:justify-single-word="false"/>
      <style:text-properties officeooo:paragraph-rsid="00251cfd"/>
    </style:style>
    <style:style style:name="P79" style:family="paragraph" style:parent-style-name="Standard" style:list-style-name="L2">
      <style:paragraph-properties fo:text-align="start" style:justify-single-word="false"/>
      <style:text-properties officeooo:rsid="00263b51" officeooo:paragraph-rsid="00263b51"/>
    </style:style>
    <style:style style:name="P80" style:family="paragraph" style:parent-style-name="Standard" style:list-style-name="L2">
      <style:paragraph-properties fo:text-align="start" style:justify-single-word="false"/>
      <style:text-properties officeooo:rsid="0029da74" officeooo:paragraph-rsid="002bc922"/>
    </style:style>
    <style:style style:name="P81" style:family="paragraph" style:parent-style-name="Standard" style:list-style-name="L2">
      <style:paragraph-properties fo:text-align="start" style:justify-single-word="false"/>
      <style:text-properties officeooo:rsid="002bc922" officeooo:paragraph-rsid="002bc922"/>
    </style:style>
    <style:style style:name="T1" style:family="text">
      <style:text-properties officeooo:rsid="002255d7"/>
    </style:style>
    <style:style style:name="T2" style:family="text">
      <style:text-properties officeooo:rsid="00251cfd"/>
    </style:style>
    <style:style style:name="T3" style:family="text">
      <style:text-properties style:text-line-through-style="none" style:text-line-through-type="none"/>
    </style:style>
    <style:style style:name="T4" style:family="text">
      <style:text-properties style:text-line-through-style="none" style:text-line-through-type="none" fo:font-size="14pt" style:text-underline-style="none" fo:font-weight="normal" style:font-size-asian="14pt" style:font-weight-asian="normal" style:font-size-complex="14pt" style:font-weight-complex="normal"/>
    </style:style>
    <style:style style:name="T5" style:family="text">
      <style:text-properties style:text-line-through-style="none" style:text-line-through-type="none" fo:font-size="14pt" style:text-underline-style="none" fo:font-weight="normal" officeooo:rsid="0023d10c" style:font-size-asian="14pt" style:font-weight-asian="normal" style:font-size-complex="14pt" style:font-weight-complex="normal"/>
    </style:style>
    <style:style style:name="T6" style:family="text">
      <style:text-properties style:text-line-through-style="none" style:text-line-through-type="none" fo:font-size="14pt" style:text-underline-style="none" fo:font-weight="normal" officeooo:rsid="00243366" style:font-size-asian="14pt" style:font-weight-asian="normal" style:font-size-complex="14pt" style:font-weight-complex="normal"/>
    </style:style>
    <style:style style:name="T7" style:family="text">
      <style:text-properties style:text-line-through-style="none" style:text-line-through-type="none" fo:font-size="14pt" style:text-underline-style="none" fo:font-weight="normal" officeooo:rsid="00251cfd" style:font-size-asian="14pt" style:font-weight-asian="normal" style:font-size-complex="14pt" style:font-weight-complex="normal"/>
    </style:style>
    <style:style style:name="T8" style:family="text">
      <style:text-properties style:text-line-through-style="none" style:text-line-through-type="none" fo:font-size="14pt" style:text-underline-style="none" fo:font-weight="normal" officeooo:rsid="002bc922" style:font-size-asian="14pt" style:font-weight-asian="normal" style:font-size-complex="14pt" style:font-weight-complex="normal"/>
    </style:style>
    <style:style style:name="T9" style:family="text">
      <style:text-properties style:text-line-through-style="none" style:text-line-through-type="none" fo:font-size="14pt" style:text-underline-style="none" fo:font-weight="normal" officeooo:rsid="0031802e" style:font-size-asian="14pt" style:font-weight-asian="normal" style:font-size-complex="14pt" style:font-weight-complex="normal"/>
    </style:style>
    <style:style style:name="T10" style:family="text">
      <style:text-properties style:text-line-through-style="none" style:text-line-through-type="none" fo:font-size="14pt" style:font-size-asian="14pt" style:font-size-complex="14pt"/>
    </style:style>
    <style:style style:name="T11" style:family="text">
      <style:text-properties style:text-line-through-style="none" style:text-line-through-type="none" fo:font-size="14pt" officeooo:rsid="0027f844" style:font-size-asian="14pt" style:font-size-complex="14pt"/>
    </style:style>
    <style:style style:name="T12" style:family="text">
      <style:text-properties style:text-line-through-style="none" style:text-line-through-type="none" fo:font-size="14pt" officeooo:rsid="00294e70" style:font-size-asian="14pt" style:font-size-complex="14pt"/>
    </style:style>
    <style:style style:name="T13" style:family="text">
      <style:text-properties style:text-line-through-style="none" style:text-line-through-type="none" fo:font-size="14pt" officeooo:rsid="002bc922" style:font-size-asian="14pt" style:font-size-complex="14pt"/>
    </style:style>
    <style:style style:name="T14" style:family="text">
      <style:text-properties style:text-line-through-style="none" style:text-line-through-type="none" fo:font-size="14pt" officeooo:rsid="00655f53" style:font-size-asian="14pt" style:font-size-complex="14pt"/>
    </style:style>
    <style:style style:name="T15" style:family="text">
      <style:text-properties style:text-line-through-style="none" style:text-line-through-type="none" fo:font-size="14pt" officeooo:rsid="0087dc4d" style:font-size-asian="14pt" style:font-size-complex="14pt"/>
    </style:style>
    <style:style style:name="T16" style:family="text">
      <style:text-properties style:text-line-through-style="none" style:text-line-through-type="none" fo:font-size="14pt" officeooo:rsid="008bcde2" style:font-size-asian="14pt" style:font-size-complex="14pt"/>
    </style:style>
    <style:style style:name="T17" style:family="text">
      <style:text-properties style:text-line-through-style="none" style:text-line-through-type="none" officeooo:rsid="003f0f64"/>
    </style:style>
    <style:style style:name="T18" style:family="text">
      <style:text-properties style:text-line-through-style="none" style:text-line-through-type="none" officeooo:rsid="006c510c"/>
    </style:style>
    <style:style style:name="T19" style:family="text">
      <style:text-properties style:text-line-through-style="none" style:text-line-through-type="none" officeooo:rsid="003b839c"/>
    </style:style>
    <style:style style:name="T20" style:family="text">
      <style:text-properties style:text-line-through-style="none" style:text-line-through-type="none" officeooo:rsid="008e0513"/>
    </style:style>
    <style:style style:name="T21" style:family="text">
      <style:text-properties officeooo:rsid="002dc1cd"/>
    </style:style>
    <style:style style:name="T22" style:family="text">
      <style:text-properties officeooo:rsid="002f9820"/>
    </style:style>
    <style:style style:name="T23" style:family="text">
      <style:text-properties officeooo:rsid="0034d0f9"/>
    </style:style>
    <style:style style:name="T24" style:family="text">
      <style:text-properties fo:color="#3333ff"/>
    </style:style>
    <style:style style:name="T25" style:family="text">
      <style:text-properties officeooo:rsid="00353fda"/>
    </style:style>
    <style:style style:name="T26" style:family="text">
      <style:text-properties fo:color="#ff0000"/>
    </style:style>
    <style:style style:name="T27" style:family="text">
      <style:text-properties fo:color="#ff0000" style:text-line-through-style="none" style:text-line-through-type="none"/>
    </style:style>
    <style:style style:name="T28" style:family="text">
      <style:text-properties fo:color="#ff0000" style:text-line-through-style="none" style:text-line-through-type="none" officeooo:rsid="003f0f64"/>
    </style:style>
    <style:style style:name="T29" style:family="text">
      <style:text-properties fo:color="#ff0000" style:text-line-through-style="none" style:text-line-through-type="none" officeooo:rsid="0040171d"/>
    </style:style>
    <style:style style:name="T30" style:family="text">
      <style:text-properties fo:color="#ff0000" style:text-line-through-style="none" style:text-line-through-type="none" officeooo:rsid="0040fd2a"/>
    </style:style>
    <style:style style:name="T31" style:family="text">
      <style:text-properties fo:color="#ff0000" style:text-line-through-style="none" style:text-line-through-type="none" officeooo:rsid="006ab87e"/>
    </style:style>
    <style:style style:name="T32" style:family="text">
      <style:text-properties fo:color="#ff0000" style:text-line-through-style="none" style:text-line-through-type="none" officeooo:rsid="006af7b5"/>
    </style:style>
    <style:style style:name="T33" style:family="text">
      <style:text-properties fo:color="#ff0000" officeooo:rsid="004c10f3"/>
    </style:style>
    <style:style style:name="T34" style:family="text">
      <style:text-properties fo:color="#ff0000" officeooo:rsid="005ad4a0"/>
    </style:style>
    <style:style style:name="T35" style:family="text">
      <style:text-properties fo:color="#ff0000" officeooo:rsid="00209536"/>
    </style:style>
    <style:style style:name="T36" style:family="text">
      <style:text-properties fo:color="#ff0000" officeooo:rsid="007e87dd"/>
    </style:style>
    <style:style style:name="T37" style:family="text">
      <style:text-properties fo:color="#ff0000" officeooo:rsid="007f0bb5"/>
    </style:style>
    <style:style style:name="T38" style:family="text">
      <style:text-properties fo:color="#ff0000" officeooo:rsid="007ced19"/>
    </style:style>
    <style:style style:name="T39" style:family="text">
      <style:text-properties fo:color="#ff0000" officeooo:rsid="007e2fd2"/>
    </style:style>
    <style:style style:name="T40" style:family="text">
      <style:text-properties fo:color="#ff0000" officeooo:rsid="008363f2"/>
    </style:style>
    <style:style style:name="T41" style:family="text">
      <style:text-properties officeooo:rsid="003f0f64"/>
    </style:style>
    <style:style style:name="T42" style:family="text">
      <style:text-properties officeooo:rsid="00478907"/>
    </style:style>
    <style:style style:name="T43" style:family="text">
      <style:text-properties officeooo:rsid="004a852f"/>
    </style:style>
    <style:style style:name="T44" style:family="text">
      <style:text-properties officeooo:rsid="004c10f3"/>
    </style:style>
    <style:style style:name="T45" style:family="text">
      <style:text-properties officeooo:rsid="004f5332"/>
    </style:style>
    <style:style style:name="T46" style:family="text">
      <style:text-properties officeooo:rsid="0055e61b"/>
    </style:style>
    <style:style style:name="T47" style:family="text">
      <style:text-properties officeooo:rsid="00578230"/>
    </style:style>
    <style:style style:name="T48" style:family="text">
      <style:text-properties officeooo:rsid="005ad4a0"/>
    </style:style>
    <style:style style:name="T49" style:family="text">
      <style:text-properties officeooo:rsid="005dcfb0"/>
    </style:style>
    <style:style style:name="T50" style:family="text">
      <style:text-properties officeooo:rsid="0061fc51"/>
    </style:style>
    <style:style style:name="T51" style:family="text">
      <style:text-properties fo:font-size="14pt" style:font-size-asian="14pt" style:font-size-complex="14pt"/>
    </style:style>
    <style:style style:name="T52" style:family="text">
      <style:text-properties fo:font-size="14pt" officeooo:rsid="006554ad" style:font-size-asian="14pt" style:font-size-complex="14pt"/>
    </style:style>
    <style:style style:name="T53" style:family="text">
      <style:text-properties officeooo:rsid="006cac3b"/>
    </style:style>
    <style:style style:name="T54" style:family="text">
      <style:text-properties officeooo:rsid="006dfc44"/>
    </style:style>
    <style:style style:name="T55" style:family="text">
      <style:text-properties officeooo:rsid="00705efa"/>
    </style:style>
    <style:style style:name="T56" style:family="text">
      <style:text-properties officeooo:rsid="00728975"/>
    </style:style>
    <style:style style:name="T57" style:family="text">
      <style:text-properties officeooo:rsid="0073727c"/>
    </style:style>
    <style:style style:name="T58" style:family="text">
      <style:text-properties officeooo:rsid="00755c52"/>
    </style:style>
    <style:style style:name="T59" style:family="text">
      <style:text-properties officeooo:rsid="003b9888"/>
    </style:style>
    <style:style style:name="T60" style:family="text">
      <style:text-properties officeooo:rsid="0079469e"/>
    </style:style>
    <style:style style:name="T61" style:family="text">
      <style:text-properties officeooo:rsid="007ced19"/>
    </style:style>
    <style:style style:name="T62" style:family="text">
      <style:text-properties officeooo:rsid="007e2fd2"/>
    </style:style>
    <style:style style:name="T63" style:family="text">
      <style:text-properties officeooo:rsid="007e6e5a"/>
    </style:style>
    <style:style style:name="T64" style:family="text">
      <style:text-properties officeooo:rsid="007f0ca1"/>
    </style:style>
    <style:style style:name="T65" style:family="text">
      <style:text-properties officeooo:rsid="00828945"/>
    </style:style>
    <style:style style:name="T66" style:family="text">
      <style:text-properties officeooo:rsid="00889ba5"/>
    </style:style>
    <style:style style:name="T67" style:family="text">
      <style:text-properties officeooo:rsid="008a271a"/>
    </style:style>
    <style:style style:name="T68" style:family="text">
      <style:text-properties fo:font-weight="bold" style:font-weight-asian="bold" style:font-weight-complex="bold"/>
    </style:style>
    <style:style style:name="T69" style:family="text">
      <style:text-properties fo:font-weight="bold" officeooo:rsid="00828945"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ITERIOS DE CORRECIÓN DE TWEETS</text:p>
      <text:p text:style-name="P1"/>
      <text:p text:style-name="P3">La tarea consiste en <text:span text:style-name="T21">2 pasos, primero clasificar y luego</text:span> indicar cuál es la forma correcta (normalizada) de aquellas palabras que están mal escritas <text:span text:style-name="T35">o bien son correctas sint</text:span><text:span text:style-name="T40">a</text:span><text:span text:style-name="T35">cticamente, pero no lo son sem</text:span><text:span text:style-name="T40">a</text:span><text:span text:style-name="T35">nticamente</text:span><text:span text:style-name="T26">.</text:span></text:p>
      <text:p text:style-name="P3"/>
      <text:p text:style-name="P5">CLASIFICACIÓN</text:p>
      <text:p text:style-name="P3"/>
      <text:p text:style-name="P4">Las palabras se pueden clasificar de <text:span text:style-name="T33">5</text:span> maneras diferentes:</text:p>
      <text:list xml:id="list3741619387226869491" text:style-name="L1">
        <text:list-item>
          <text:p text:style-name="P54">Variante (se indicará con el número <text:span text:style-name="T1">0</text:span>)</text:p>
        </text:list-item>
        <text:list-item>
          <text:p text:style-name="P55"><text:span text:style-name="T42">Variante a</text:span>mbig<text:span text:style-name="T42">ua</text:span> <text:span text:style-name="T41">(se indicará con el número 1)</text:span></text:p>
        </text:list-item>
        <text:list-item>
          <text:p text:style-name="P56">Error semántico (se indicará con el número <text:span text:style-name="T44">2</text:span>)</text:p>
        </text:list-item>
        <text:list-item>
          <text:p text:style-name="P54">No español (se indicará con el número <text:span text:style-name="T44">3</text:span>)</text:p>
        </text:list-item>
        <text:list-item>
          <text:p text:style-name="P54">Desconocido (se indicará con el número <text:span text:style-name="T44">4</text:span>)</text:p>
          <text:p text:style-name="P58">el programa actualmente clasifica como correcta cuando no encuentra candidatos. Creo que es mejor cambiarle eso y que sea “desconocido”.</text:p>
          <text:p text:style-name="P59"><text:span text:style-name="T63">Q</text:span>ue sea correcta solo si realmente es correcta.</text:p>
          <text:p text:style-name="P60">Con esto, el programa clasificaría de 6 maneras <text:span text:style-name="T45">(estas 5 más “correcta”)</text:span></text:p>
          <text:p text:style-name="P57"/>
        </text:list-item>
      </text:list>
      <text:p text:style-name="P10">Variante</text:p>
      <text:p text:style-name="P10"/>
      <text:p text:style-name="P6">Serán aquellas palabras con error sintáctico. <text:span text:style-name="T2">Algunos casos</text:span> puede<text:span text:style-name="T2">n</text:span> ser:</text:p>
      <text:list xml:id="list4632444604276522523" text:style-name="L2">
        <text:list-item>
          <text:p text:style-name="P78"><text:span text:style-name="T5">ausencia o agregado de tildes </text:span><text:span text:style-name="T7">(ej: jamas, péro)</text:span></text:p>
        </text:list-item>
        <text:list-item>
          <text:p text:style-name="P78"><text:span text:style-name="T5">error</text:span><text:span text:style-name="T7">es</text:span><text:span text:style-name="T5"> ortográfico </text:span><text:span text:style-name="T7">(ej: vurro, bentaniya)</text:span></text:p>
        </text:list-item>
        <text:list-item>
          <text:p text:style-name="P78"><text:span text:style-name="T5">repetición de caracter</text:span><text:span text:style-name="T6">es </text:span><text:span text:style-name="T7">(ej: hoooolaaaa, chaaaaau)</text:span></text:p>
        </text:list-item>
        <text:list-item>
          <text:p text:style-name="P73">falta o agregado de letras (ej: saluds, computqadora)</text:p>
        </text:list-item>
        <text:list-item>
          <text:p text:style-name="P79"><text:span text:style-name="T7">p</text:span><text:span text:style-name="T4">alabras juntas (ej: porfavor, tequiero)</text:span></text:p>
        </text:list-item>
        <text:list-item>
          <text:p text:style-name="P74">abreviaciones (ej: admin, aprox, <text:span text:style-name="T36">lpm, </text:span><text:span text:style-name="T37">hdp</text:span>)</text:p>
          <text:p text:style-name="P71">en realidad abreviaciones incluye siglas...a las siglas las dejo como están no?</text:p>
          <text:p text:style-name="P71">Sería mejor poner algo como “abreviaturas y acrónimos”</text:p>
        </text:list-item>
        <text:list-item>
          <text:p text:style-name="P75">intercambio de sonido por números (ej: 100pre, dormi2)</text:p>
        </text:list-item>
        <text:list-item>
          <text:p text:style-name="P80"><text:span text:style-name="T4">intercambio de </text:span><text:span text:style-name="T8">letras</text:span><text:span text:style-name="T4"> por números </text:span><text:span text:style-name="T8">según su forma </text:span><text:span text:style-name="T4">(ej: </text:span><text:span text:style-name="T8">h0la, hol4</text:span><text:span text:style-name="T4">)</text:span></text:p>
        </text:list-item>
        <text:list-item>
          <text:p text:style-name="P81"><text:span text:style-name="T4">uso de caracter especial en lugar de letra (ej: </text:span><text:a xlink:type="simple" xlink:href="mailto:tod@s" text:style-name="Internet_20_link" text:visited-style-name="Visited_20_Internet_20_Link">tod@s</text:a><text:span text:style-name="T4">)</text:span></text:p>
        </text:list-item>
        <text:list-item>
          <text:p text:style-name="P76">error de mayúscula/minúscula (ej: fRanco, mario)</text:p>
          <text:p text:style-name="P64"><text:span text:style-name="T4">esto ultimo solo para los sust</text:span><text:span text:style-name="T9">antivos p</text:span><text:span text:style-name="T4">ropios??? o veo si es comienzo de oración y cosas por el estilo??</text:span></text:p>
          <text:p text:style-name="P65"/>
          <text:p text:style-name="P77"><text:span text:style-name="T26">Debe haber nombre para </text:span><text:span text:style-name="T38">cosas como </text:span><text:span text:style-name="T26">h0la </text:span><text:span text:style-name="T39">y</text:span><text:span text:style-name="T26"> 100pre pero no encuentro y no me acuerdo</text:span></text:p>
        </text:list-item>
      </text:list>
      <text:p text:style-name="P7"/>
      <text:p text:style-name="P11"/>
      <text:p text:style-name="P11"/>
      <text:p text:style-name="P11"/>
      <text:p text:style-name="P19"/>
      <text:p text:style-name="P19"><text:soft-page-break/></text:p>
      <text:p text:style-name="P18">Variante ambigua</text:p>
      <text:p text:style-name="P20"/>
      <text:p text:style-name="P66">Son los casos en los que la palabra tiene errores sintácticos (como en el caso de variante) pero además tiene más de una corrección válida. Una causa puede ser por ambigüedad de género de la palabra (si es que el contexto no lo define).</text:p>
      <text:p text:style-name="P66">Ejemplos: novixs puede ser novios o novias.</text:p>
      <text:p text:style-name="P30"/>
      <text:p text:style-name="P19">Error semántico</text:p>
      <text:p text:style-name="P19"/>
      <text:p text:style-name="P63">Éstas palabras son <text:span text:style-name="T68">correctas sint</text:span><text:span text:style-name="T69">a</text:span><text:span text:style-name="T68">cticamente</text:span>, pero no corresponden con su entorno.</text:p>
      <text:p text:style-name="P15">Por ejemplo, en “<text:span text:style-name="T22">me cayo la boca</text:span>”, “<text:span text:style-name="T22">cayo” es una palabra correcta pero semanticamente no corresponde con el contexto. Aunque no se sepa si la corrección es “callo” o “calló”, uno está seguro de que “cayo” no es la palabra correcta.</text:span></text:p>
      <text:p text:style-name="P61">Si el contexto no asegura que no es la palabra que se quiere decir, tomarla como correcta (no clasificarla).</text:p>
      <text:p text:style-name="P16">Ejemplo: <text:span text:style-name="T46">En </text:span>“<text:span text:style-name="T47">se cayó</text:span>”, <text:span text:style-name="T47">el contexto no indica que “cayó” (de caer) esté mal, en cambio si es “él me cayó la boca”, ahí si vemos que “cayó” es incorrecta.</text:span></text:p>
      <text:p text:style-name="P29"/>
      <text:p text:style-name="P11">No español</text:p>
      <text:p text:style-name="P11"/>
      <text:p text:style-name="P2"><text:span text:style-name="T10">Serán palabras que no estén en el idioma español y que realmente quiera</text:span><text:span text:style-name="T15">n</text:span><text:span text:style-name="T10"> expresar la palabra del otro idioma, es decir si ve “nose”, no necesariamente es “nariz”, puede ser “no sé” o “no se” (notar que estas ultimas dos son dife</text:span><text:span text:style-name="T11">re</text:span><text:span text:style-name="T10">ntes, por ejemplo: “no sé, no se </text:span><text:span text:style-name="T12">escucha</text:span><text:span text:style-name="T10">”)</text:span></text:p>
      <text:p text:style-name="P9"/>
      <text:p text:style-name="P12">Desconocido</text:p>
      <text:p text:style-name="P13"/>
      <text:p text:style-name="P8">Son las palabras en las que la persona <text:span text:style-name="T43">no encuentra ninguna posibilidad de corrección.</text:span></text:p>
      <text:p text:style-name="P67"/>
      <text:p text:style-name="P14"/>
      <text:p text:style-name="P44">SINTAXIS DE CLASIFICACIÓN Y CORRECCIÓN</text:p>
      <text:p text:style-name="P44"/>
      <text:p text:style-name="P35">Se escribirá la palabra original seguida de la clasificación y luego la forma correcta (si es que lleva).</text:p>
      <text:p text:style-name="P35"/>
      <text:p text:style-name="P35">Es decir:</text:p>
      <text:p text:style-name="P35"/>
      <text:p text:style-name="P35">Cuando clasificación es <text:span text:style-name="T48">3 o 4</text:span>:</text:p>
      <text:p text:style-name="P53">&lt;palabra_original&gt;&lt;espacio&gt;&lt;clasificación&gt; </text:p>
      <text:p text:style-name="P44"/>
      <text:p text:style-name="P35">Cuando clasificación es <text:span text:style-name="T48">0</text:span><text:span text:style-name="T34">, 1 o 2</text:span>:</text:p>
      <text:p text:style-name="P35"><text:span text:style-name="T24">&lt;palabra_original&gt;&lt;espacio&gt;&lt;clasificación&gt;&lt;espacio&gt;&lt;forma_correcta&gt;</text:span> </text:p>
      <text:p text:style-name="P35"/>
      <text:p text:style-name="P35"><text:soft-page-break/></text:p>
      <text:p text:style-name="P35">Ejemplos:</text:p>
      <text:p text:style-name="P35"><text:tab/>kama 0 cama</text:p>
      <text:p text:style-name="P35"><text:tab/>hello <text:span text:style-name="T49">3</text:span></text:p>
      <text:p text:style-name="P35"><text:tab/><text:span text:style-name="T25">dsahdjkashd 4</text:span></text:p>
      <text:p text:style-name="P34"/>
      <text:p text:style-name="P36"/>
      <text:p text:style-name="P36">Para aquellos tweets que tengan más de una clasificación/corrección, se utilizará un separador. <text:span text:style-name="T66">El separador será “ | “ (&lt;espacio&gt;&lt;pipe&gt;&lt;espacio&gt;)</text:span></text:p>
      <text:p text:style-name="P34"/>
      <text:p text:style-name="P36">Ejemplo: kama 0 cama | hello <text:span text:style-name="T49">3</text:span> | <text:span text:style-name="T25">dsahdjkashd 4</text:span></text:p>
      <text:p text:style-name="P36"/>
      <text:p text:style-name="P37">El orden debe ser exactamente el mismo en el que aparecen en el tweet.</text:p>
      <text:p text:style-name="P37">Además, si una palabra se repite, repetir la corrección.</text:p>
      <text:p text:style-name="P34"/>
      <text:p text:style-name="P34"/>
      <text:p text:style-name="P46">TIPS IMPORTANTES PARA CORRECCIÓN</text:p>
      <text:p text:style-name="P45"/>
      <text:p text:style-name="P37">Los diminutivos y aumentativos son palabras correctas.</text:p>
      <text:p text:style-name="P14">Que hago con “casononón”, “chiquititito”? (super aumentativos/diminutivos)</text:p>
      <text:p text:style-name="P37"/>
      <text:p text:style-name="P62">esta bien “expresiones”?</text:p>
      <text:p text:style-name="P37"><text:span text:style-name="T50">En e</text:span>xpresiones (ja, aj, oh, uh, eh) <text:span text:style-name="T50">normalizar al mínimo necesario.</text:span></text:p>
      <text:p text:style-name="P40">Ejemplos: aajjajjaaaajajaja → ja</text:p>
      <text:p text:style-name="P40"><text:tab/> <text:s text:c="6"/>ooooohhhhh → oh</text:p>
      <text:p text:style-name="P17">Cómo normalizamos “<text:span text:style-name="T19">Mmm</text:span>”?</text:p>
      <text:p text:style-name="P39"/>
      <text:p text:style-name="P39">Analizar cuidadosamente los tildes. Ejemplo “él sol” está mal. Es “el sol”.</text:p>
      <text:p text:style-name="P39">Tener en cuenta además la posibilidad de que aparezcan tildes invertidos (eso no pertenece al español, pero si la diéresis<text:span text:style-name="T67">)</text:span>.</text:p>
      <text:p text:style-name="P39"/>
      <text:p text:style-name="P39">Para nombres propios, respetar mayúsculas y minúsculas.</text:p>
      <text:p text:style-name="P39">Ejemplo: whatsapp → WhatsApp</text:p>
      <text:p text:style-name="P39"/>
      <text:p text:style-name="P32"><text:span text:style-name="T51">Para las </text:span><text:span text:style-name="T52">variantes ambiguas,</text:span><text:span text:style-name="T51"> </text:span><text:span text:style-name="T13">en la corrección indicar terminación masculina/femenina (en ese orden). Ejemplo: novix </text:span><text:span text:style-name="T14">1</text:span><text:span text:style-name="T13"> novio/a </text:span><text:span text:style-name="T14">|</text:span><text:span text:style-name="T13"> </text:span><text:span text:style-name="T14">todxs 1 todos/as</text:span></text:p>
      <text:p text:style-name="P68"/>
      <text:p text:style-name="P33"><text:span text:style-name="T14">E</text:span><text:span text:style-name="T10">n el caso de “me cayo la boca”, “cayo” se clasifica como “error semántico” (</text:span><text:span text:style-name="T16">3</text:span><text:span text:style-name="T10">),</text:span></text:p>
      <text:p text:style-name="P69">pero la corrección puede ser “callo” o “calló”. Como hago?</text:p>
      <text:p text:style-name="P69">cayo 3 callo/calló ??</text:p>
      <text:p text:style-name="P47"/>
      <text:p text:style-name="P48">Cuando la corrección consiste en más de una palabra, separarlas mediante guión bajo.</text:p>
      <text:p text:style-name="P48">Ejemplo: porfavor 0 por_favor</text:p>
      <text:p text:style-name="P48"/>
      <text:p text:style-name="P49">Si no hay correcciones, dejar en blanco.</text:p>
      <text:p text:style-name="P48"><text:soft-page-break/></text:p>
      <text:p text:style-name="P52">EJEMPLOS COMPLETOS</text:p>
      <text:p text:style-name="P52"/>
      <text:p text:style-name="P43"><text:span text:style-name="T27">Tweet: “</text:span><text:span text:style-name="T28">Hello a </text:span><text:a xlink:type="simple" xlink:href="mailto:tod@s" text:style-name="Internet_20_link" text:visited-style-name="Visited_20_Internet_20_Link">tod@s</text:a><text:span text:style-name="T28">!</text:span><text:span text:style-name="T27">”</text:span></text:p>
      <text:p text:style-name="P43"><text:span text:style-name="T27">Corrección: </text:span><text:span text:style-name="T28">Hello </text:span><text:span text:style-name="T31">3</text:span><text:span text:style-name="T28"> | </text:span><text:a xlink:type="simple" xlink:href="mailto:tod@s" text:style-name="Internet_20_link" text:visited-style-name="Visited_20_Internet_20_Link">tod@s</text:a><text:span text:style-name="T28"> </text:span><text:span text:style-name="T32">1</text:span><text:span text:style-name="T29"> todo</text:span><text:span text:style-name="T30">s</text:span><text:span text:style-name="T29">/as</text:span></text:p>
      <text:p text:style-name="P50"/>
      <text:p text:style-name="P42"><text:span text:style-name="T3">Tweet: “</text:span><text:span text:style-name="T17">Hello aaaaaa </text:span><text:a xlink:type="simple" xlink:href="mailto:tod@s" text:style-name="Internet_20_link" text:visited-style-name="Visited_20_Internet_20_Link"><text:span text:style-name="T17">tod@s</text:span></text:a><text:span text:style-name="T17"> las chicas</text:span><text:span text:style-name="T3">”</text:span></text:p>
      <text:p text:style-name="P41"><text:span text:style-name="T3">Corrección: </text:span><text:span text:style-name="T17">Hello </text:span><text:span text:style-name="T20">3</text:span><text:span text:style-name="T17"> | aaaaaa 0 a | </text:span><text:a xlink:type="simple" xlink:href="mailto:tod@s" text:style-name="Internet_20_link" text:visited-style-name="Visited_20_Internet_20_Link"><text:span text:style-name="T17">tod@s</text:span></text:a><text:span text:style-name="T17"> 0 todas</text:span></text:p>
      <text:p text:style-name="P49"/>
      <text:p text:style-name="P51">Tweet: “El se callo de la escalera”</text:p>
      <text:p text:style-name="P51">Corrección: El 0 Él | callo <text:span text:style-name="T53">2 cayó</text:span></text:p>
      <text:p text:style-name="P21"/>
      <text:p text:style-name="P49">Tweet: “hola”</text:p>
      <text:p text:style-name="P49">Corrección:</text:p>
      <text:p text:style-name="P49"/>
      <text:p text:style-name="P49">Tweet: “yaa yaa yaa”</text:p>
      <text:p text:style-name="P49">Corrección: yaa 0 ya | yaa 0 ya | yaa 0 ya</text:p>
      <text:p text:style-name="P48"/>
      <text:p text:style-name="P22">Que hacemos con cosas como:</text:p>
      <text:p text:style-name="P22"/>
      <text:p text:style-name="P24">twitiar</text:p>
      <text:p text:style-name="P22">pornoco</text:p>
      <text:p text:style-name="P23">birra</text:p>
      <text:p text:style-name="P23">bondi</text:p>
      <text:p text:style-name="P28"><text:span text:style-name="T59">d</text:span>ioso</text:p>
      <text:p text:style-name="P27">plis, ok<text:span text:style-name="T57">kk, </text:span>bro</text:p>
      <text:p text:style-name="P22">acento argentino...habla o hablá</text:p>
      <text:p text:style-name="P26">wtf, atr, lpm, <text:span text:style-name="T58">hdp</text:span></text:p>
      <text:p text:style-name="P22">duerme eee →<text:span text:style-name="T54"> </text:span>duerme o duerme eh</text:p>
      <text:p text:style-name="P22"><text:span text:style-name="T64">Sería </text:span>EEUU o EE.UU. ?? <text:span text:style-name="T64">Normalizo a Estados Unidos?</text:span></text:p>
      <text:p text:style-name="P22"/>
      <text:p text:style-name="P25"><text:span text:style-name="T55">debería permitir</text:span> cosas como profe, <text:span text:style-name="T55">finde, bici, </text:span>subte??</text:p>
      <text:p text:style-name="P31"><text:span text:style-name="T60">o d</text:span>ebería ser profesor, fin_de_semana, bicicleta, <text:span text:style-name="T56">subterráneo</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20:19:41.942047223</meta:creation-date>
    <dc:date>2018-01-12T08:08:38.794031660</dc:date>
    <meta:editing-duration>PT2H48M41S</meta:editing-duration>
    <meta:editing-cycles>113</meta:editing-cycles>
    <meta:generator>LibreOffice/5.1.6.2$Linux_X86_64 LibreOffice_project/10m0$Build-2</meta:generator>
    <meta:document-statistic meta:table-count="0" meta:image-count="0" meta:object-count="0" meta:page-count="4" meta:paragraph-count="100" meta:word-count="888" meta:character-count="5360" meta:non-whitespace-character-count="4581"/>
  </office:meta>
</office:document-meta>
</file>